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4">
      <style:paragraph-properties>
        <style:tab-stops>
          <style:tab-stop style:position="6.9102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paragraph-properties fo:margin-top="0in" fo:margin-bottom="0in"/>
    </style:style>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Text_20_body" style:list-style-name="L7">
      <style:paragraph-properties fo:margin-top="0in" fo:margin-bottom="0in"/>
    </style:style>
    <style:style style:name="P28" style:family="paragraph" style:parent-style-name="Heading_20_3">
      <style:paragraph-properties fo:break-before="page"/>
    </style:style>
    <style:style style:name="P29" style:family="paragraph" style:parent-style-name="Text_20_body">
      <style:text-properties style:font-name="Courier New" fo:font-size="12pt" style:font-size-asian="12pt" style:font-size-complex="12pt"/>
    </style:style>
    <style:style style:name="P30" style:family="paragraph" style:parent-style-name="Text_20_body">
      <style:text-properties fo:font-size="10pt" style:font-size-asian="10pt" style:font-size-complex="10pt"/>
    </style:style>
    <style:style style:name="P31" style:family="paragraph" style:parent-style-name="Text_20_body" style:list-style-name="L8"/>
    <style:style style:name="P32" style:family="paragraph" style:parent-style-name="Text_20_body" style:list-style-name="L9">
      <style:text-properties style:font-name="Courier New" fo:font-size="12pt" style:font-size-asian="12pt" style:font-size-complex="12pt"/>
    </style:style>
    <style:style style:name="P33" style:family="paragraph" style:parent-style-name="Preformatted_20_Text">
      <style:text-properties style:font-name="Courier New" fo:font-size="11pt" style:font-size-asian="11pt" style:font-size-complex="11pt"/>
    </style:style>
    <style:style style:name="P34" style:family="paragraph" style:parent-style-name="Preformatted_20_Text">
      <style:paragraph-properties fo:margin-top="0in" fo:margin-bottom="0.1965in"/>
      <style:text-properties style:font-name="Courier New" fo:font-size="11pt" style:font-size-asian="11pt" style:font-size-complex="11pt"/>
    </style:style>
    <style:style style:name="P35" style:family="paragraph" style:parent-style-name="Preformatted_20_Text">
      <style:text-properties fo:font-size="11pt" style:font-size-asian="11pt" style:font-size-complex="11pt"/>
    </style:style>
    <style:style style:name="P36" style:family="paragraph" style:parent-style-name="Text_20_body" style:list-style-name="L10"/>
    <style:style style:name="P37" style:family="paragraph" style:parent-style-name="Text_20_body" style:list-style-name="L11">
      <style:paragraph-properties fo:margin-top="0in" fo:margin-bottom="0in"/>
    </style:style>
    <style:style style:name="P38" style:family="paragraph" style:parent-style-name="Text_20_body" style:list-style-name="L11"/>
    <style:style style:name="P39" style:family="paragraph" style:parent-style-name="Standard">
      <style:text-properties fo:font-weight="bold" style:font-weight-asian="bold" style:font-weight-complex="bold"/>
    </style:style>
    <style:style style:name="P40" style:family="paragraph" style:parent-style-name="Standard">
      <style:text-properties fo:font-weight="normal" style:font-weight-asian="normal" style:font-weight-complex="normal"/>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2"/>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Standard">
      <style:text-properties style:font-name="Times New Roman3" fo:font-size="12pt" style:font-size-asian="12pt" style:font-size-complex="12pt"/>
    </style:style>
    <style:style style:name="P49" style:family="paragraph" style:parent-style-name="Text_20_body" style:list-style-name="L13">
      <style:paragraph-properties fo:margin-top="0in" fo:margin-bottom="0in"/>
    </style:style>
    <style:style style:name="P50" style:family="paragraph" style:parent-style-name="Text_20_body" style:list-style-name="L13"/>
    <style:style style:name="P51" style:family="paragraph" style:parent-style-name="Text_20_body">
      <style:paragraph-properties fo:margin-top="0in" fo:margin-bottom="0in"/>
      <style:text-properties fo:font-weight="bold"/>
    </style:style>
    <style:style style:name="P52" style:family="paragraph" style:parent-style-name="Text_20_body">
      <style:paragraph-properties fo:margin-top="0in" fo:margin-bottom="0in"/>
    </style:style>
    <style:style style:name="P53" style:family="paragraph" style:parent-style-name="Text_20_body" style:list-style-name="L14">
      <style:paragraph-properties fo:margin-top="0in" fo:margin-bottom="0in"/>
    </style:style>
    <style:style style:name="P54" style:family="paragraph" style:parent-style-name="Heading_20_3">
      <style:text-properties fo:background-color="transparent"/>
    </style:style>
    <style:style style:name="P55" style:family="paragraph" style:parent-style-name="Text_20_body">
      <style:text-properties fo:background-color="transparent"/>
    </style:style>
    <style:style style:name="P56" style:family="paragraph" style:parent-style-name="Standard">
      <style:text-properties style:font-name="Courier New" fo:font-size="11pt" fo:font-weight="normal" fo:background-color="transparent" style:font-size-asian="11pt" style:font-weight-asian="normal" style:font-size-complex="11pt" style:font-weight-complex="normal"/>
    </style:style>
    <style:style style:name="P57" style:family="paragraph" style:parent-style-name="Standard">
      <style:text-properties style:font-name="Courier New" fo:font-size="10pt" fo:font-weight="normal" fo:background-color="transparent" style:font-size-asian="10pt" style:font-weight-asian="normal" style:font-size-complex="10pt" style:font-weight-complex="normal"/>
    </style:style>
    <style:style style:name="P58" style:family="paragraph" style:parent-style-name="Text_20_body">
      <style:text-properties style:font-name="Times New Roman3" fo:font-size="12pt" fo:font-weight="normal" fo:background-color="transparent" style:font-size-asian="12pt" style:font-weight-asian="normal" style:font-size-complex="12pt" style:font-weight-complex="normal"/>
    </style:style>
    <style:style style:name="P59" style:family="paragraph" style:parent-style-name="Standard" style:list-style-name="L15"/>
    <style:style style:name="P60" style:family="paragraph" style:parent-style-name="Text_20_body">
      <style:text-properties fo:font-style="italic" fo:font-weight="bold" fo:background-color="transparent" style:font-style-asian="italic" style:font-weight-asian="bold" style:font-style-complex="italic" style:font-weight-complex="bold"/>
    </style:style>
    <style:style style:name="P61" style:family="paragraph" style:parent-style-name="Text_20_body">
      <style:text-properties style:font-name="Courier New" fo:background-color="transparent"/>
    </style:style>
    <style:style style:name="P62" style:family="paragraph" style:parent-style-name="Text_20_body" style:list-style-name="L16">
      <style:paragraph-properties fo:margin-top="0in" fo:margin-bottom="0in"/>
    </style:style>
    <style:style style:name="P63" style:family="paragraph" style:parent-style-name="Text_20_body" style:list-style-name="L16"/>
    <style:style style:name="P64" style:family="paragraph" style:parent-style-name="Heading_20_4">
      <style:paragraph-properties fo:break-before="page"/>
    </style:style>
    <style:style style:name="P65" style:family="paragraph" style:parent-style-name="Standard" style:list-style-name="L17">
      <style:text-properties fo:font-weight="normal" style:font-weight-asian="normal" style:font-weight-complex="normal"/>
    </style:style>
    <style:style style:name="P66" style:family="paragraph" style:parent-style-name="Text_20_body" style:list-style-name="L18">
      <style:paragraph-properties fo:margin-top="0in" fo:margin-bottom="0in"/>
      <style:text-properties style:font-name="Courier New" fo:font-size="11pt" style:font-size-asian="11pt" style:font-size-complex="11pt"/>
    </style:style>
    <style:style style:name="P67" style:family="paragraph" style:parent-style-name="Text_20_body" style:list-style-name="L18"/>
    <style:style style:name="P68"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style:font-name="Courier New" fo:font-size="12pt" style:font-size-asian="12pt" style:font-size-complex="12pt"/>
    </style:style>
    <style:style style:name="T7" style:family="text">
      <style:text-properties fo:font-style="italic" style:font-style-asian="italic" style:font-style-complex="italic"/>
    </style:style>
    <style:style style:name="T8" style:family="text">
      <style:text-properties fo:font-size="12pt" style:font-size-asian="12pt" style:font-size-complex="12pt"/>
    </style:style>
    <style:style style:name="T9" style:family="text">
      <style:text-properties style:font-name="Courier New" fo:font-style="italic" style:font-style-asian="italic" style:font-style-complex="italic"/>
    </style:style>
    <style:style style:name="T10" style:family="text">
      <style:text-properties style:font-name="Courier New1"/>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normal" style:font-weight-asian="normal" style:font-weight-complex="normal"/>
    </style:style>
    <style:style style:name="T13" style:family="text">
      <style:text-properties fo:font-style="italic" fo:font-weight="normal" style:font-weight-asian="normal" style:font-weight-complex="normal"/>
    </style:style>
    <style:style style:name="T14" style:family="text" style:parent-style-name="Teletype">
      <style:text-properties fo:font-weight="normal" style:font-weight-asian="normal" style:font-weight-complex="normal"/>
    </style:style>
    <style:style style:name="T15" style:family="text" style:parent-style-name="Teletype">
      <style:text-properties style:font-name="Courier New"/>
    </style:style>
    <style:style style:name="T16" style:family="text">
      <style:text-properties style:font-name="Thorndale1"/>
    </style:style>
    <style:style style:name="T17" style:family="text">
      <style:text-properties style:font-name="Courier New" fo:font-size="10pt" fo:font-weight="normal" style:font-size-asian="10pt" style:font-weight-asian="normal" style:font-size-complex="10pt" style:font-weight-complex="normal"/>
    </style:style>
    <style:style style:name="T18" style:family="text">
      <style:text-properties style:font-name="Times New Roman3" fo:font-size="12pt" fo:font-weight="normal" style:font-size-asian="12pt" style:font-weight-asian="normal" style:font-size-complex="12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5"><text:s/>(incubating) </text:p>
      <text:p text:style-name="P4"><text:bookmark-end text:name="DDE_LINK1"/>Version 3.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4</text:p>
          <text:p text:style-name="P10">STEP 1: Before you install Roller<text:tab/>5</text:p>
          <text:p text:style-name="P10">STEP 2: Unpack the Roller distribution<text:tab/>6</text:p>
          <text:p text:style-name="P11">UNIX example<text:tab/>6</text:p>
          <text:p text:style-name="P11">Windows example<text:tab/>6</text:p>
          <text:p text:style-name="P11">Roller distribution layout<text:tab/>6</text:p>
          <text:p text:style-name="P11">The ROLLER environment variable<text:tab/>6</text:p>
          <text:p text:style-name="P10">STEP 3: Install required third party jars<text:tab/>7</text:p>
          <text:p text:style-name="P12">STEP 3.1: Download and install Hibernate<text:tab/>7</text:p>
          <text:p text:style-name="P12">STEP 3.2: Install JDBC driver jar(s)<text:tab/>7</text:p>
          <text:p text:style-name="P11">UNIX example<text:tab/>7</text:p>
          <text:p text:style-name="P11">Windows example<text:tab/>7</text:p>
          <text:p text:style-name="P11">NOTES<text:tab/>7</text:p>
          <text:p text:style-name="P12">STEP 3.3: Install JavaMail and Activation jars<text:tab/>9</text:p>
          <text:p text:style-name="P11">UNIX example<text:tab/>9</text:p>
          <text:p text:style-name="P11">Windows example<text:tab/>9</text:p>
          <text:p text:style-name="P11">NOTES<text:tab/>9</text:p>
          <text:p text:style-name="P10">STEP 4: Create Roller tables in your database<text:tab/>10</text:p>
          <text:p text:style-name="P11">UNIX example<text:tab/>10</text:p>
          <text:p text:style-name="P11">Windows example<text:tab/>10</text:p>
          <text:p text:style-name="P10">STEP 5: Deploy Roller to your application server<text:tab/>12</text:p>
          <text:p text:style-name="P10">STEP 6: Check your internationalization settings<text:tab/>14</text:p>
          <text:p text:style-name="P11">Check your application server's URI encoding setting!<text:tab/>14</text:p>
          <text:p text:style-name="P10">STEP 7: Setup Roller data directories <text:tab/>15</text:p>
          <text:p text:style-name="P12">STEP 7.1: Create uploads directory<text:tab/>15</text:p>
          <text:p text:style-name="P12">STEP 7.2: Create search-index directory<text:tab/>15</text:p>
          <text:p text:style-name="P12">STEP 7.3: Create planet-cache directory (optional)<text:tab/>15</text:p>
          <text:p text:style-name="P12">STEP 7.4: Make sure that the logs subdirectory exists<text:tab/>15</text:p>
          <text:p text:style-name="P10">STEP 8: Review Roller configuration<text:tab/>16</text:p>
          <text:p text:style-name="P12">STEP 8.1: Review the WEB-INF/classes/roller.properties file<text:tab/>16</text:p>
          <text:p text:style-name="P11">Where to define custom properties<text:tab/>16</text:p>
          <text:p text:style-name="P11">What properties you should set<text:tab/>16</text:p>
          <text:p text:style-name="P12">STEP 8.2: Change keys in the WEB-INF/security.xml file<text:tab/>17</text:p>
          <text:p text:style-name="P12">STEP 8.3: Verify the database dialet setting in the Hibernate configuration file<text:tab/>17</text:p>
          <text:p text:style-name="P10">STEP 9: Start Tomcat and start using Roller<text:tab/>18</text:p>
          <text:p text:style-name="P11">UNIX example<text:tab/>18</text:p>
          <text:p text:style-name="P11">Windows example<text:tab/>18</text:p>
          <text:p text:style-name="P11">You're done! <text:tab/>18</text:p>
          <text:p text:style-name="P10">Appendix A: Upgrading an existing Roller installation<text:tab/>19</text:p>
          <text:p text:style-name="P12">Important notes about Roller 3.0<text:tab/>19</text:p>
          <text:p text:style-name="P12">UPGRADE STEP 1: Shutdown and backup your old Roller <text:tab/>20</text:p>
          <text:p text:style-name="P12">UPGRADE STEP 2: Install the new Roller <text:tab/>20</text:p>
          <text:p text:style-name="P12">UPGRADE STEP 3: Copy resources and update configs <text:tab/>20</text:p>
          <text:p text:style-name="P11">3.1 Copy your old resources and other files you've added<text:tab/>20</text:p>
          <text:p text:style-name="P11">3.2 Remove JavaMail jars if duplicated<text:tab/>20</text:p>
          <text:p text:style-name="P11">3.3 Review configuration properties<text:tab/>21</text:p>
          <text:p text:style-name="P12">UPGRADE STEP 4: Upgrade the database <text:tab/>21</text:p>
          <text:p text:style-name="P12">UPGRADE STEP 5: Startup your app server <text:tab/>21</text:p>
          <text:p text:style-name="P11">And you're done! <text:tab/>21</text:p>
          <text:p text:style-name="P10">Appendix B: The WEB-INF/roller.properties file<text:tab/>23</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incubating-3.1.tar.gz</text:p>
      <text:p text:style-name="P21"/>
      <text:p text:style-name="Text_20_body">That would create the Roller installation directory <text:span text:style-name="T5">/usr/local/</text:span><text:span text:style-name="T6">apache-roller-incubating-3.1 </text:span><text:s/></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7">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text:span text:style-name="T8">apache-roller-incubating-3.1</text:span>/webapp/roller</text:p>
      <text:p text:style-name="Text_20_body">Windows example (assuming you installed into <text:span text:style-name="T5">c:\</text:span>)</text:p>
      <text:p text:style-name="P22"><text:tab/>% set %ROLLER% = c:\<text:span text:style-name="T8">apache-roller-incubating-3.1</text:span>/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7">requires</text:span> <text:span text:style-name="T1">Hibernate Version 3.1.2</text:span>,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7">must</text:span> use J/Connector/J 3.1.X then please read <text:span text:style-name="T7">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list text:style-name="L7">
        <text:list-item>
          <text:p text:style-name="P27">For Oracle users, we recommend that you use the <text:bookmark text:name="st"/>10g (<text:a xlink:type="simple" xlink:href="http://10.1.0.2/" office:target-frame-name="_blank" xlink:show="new">10.1.0.2</text:a> or higher) drivers which should<text:line-break/>be packaged as ojdbc14.jar -- even if operating on Oracle 9 server.</text:p>
        </text:list-item>
      </text:list>
      <text:p text:style-name="Text_20_body"/>
      <text:h text:style-name="P28" text:outline-level="3">STEP 3.3: Install JavaMail and Activation jars</text:h>
      <text:p text:style-name="Text_20_body">If you like to use Roller's e-mail notification features, you'll need to add the JavaMail and Activation jars to your application server's classpath. You can find them here: <text:a xlink:type="simple" xlink:href="http://java.sun.com/products/javamail/">http://java.sun.com/products/javamail/</text:a>. Add them to Tomcat <text:span text:style-name="T5">common/lib</text:span> directory, or your server's equivalent location.</text:p>
      <text:h text:style-name="Heading_20_4" text:outline-level="4">UNIX example</text:h>
      <text:p text:style-name="P29"><text:tab/>% cp mail.jar $CATALINA_HOME/common/lib</text:p>
      <text:p text:style-name="P30"><text:span text:style-name="T6"><text:tab/>% cp activation.jar $CATALINA_HOME/common/lib</text:span><text:tab/></text:p>
      <text:h text:style-name="Heading_20_4" text:outline-level="4">Windows example</text:h>
      <text:p text:style-name="P29"><text:tab/>c&gt; copy mail.jar %CATALINA_HOME%\common\lib</text:p>
      <text:p text:style-name="P29"><text:tab/>C&gt; copy activation.jar %CATALINA_HOME%\common\lib</text:p>
      <text:h text:style-name="Heading_20_4" text:outline-level="4">NOTES</text:h>
      <text:list text:style-name="L8">
        <text:list-item>
          <text:p text:style-name="P31">To enable the Roller's e-mail notification features, you'll also need to setup a mail session resource in your application server configuration file (see the next section) and you'll need to configure e-mail notification in the Roller UI.</text:p>
        </text:list-item>
        <text:list-item>
          <text:p text:style-name="P31">The Roller Support project at Java.Net offers some bundles that might make this part of the installation easier. It includes both mail.jar and activation.jar. Visit <text:a xlink:type="simple" xlink:href="http://roller.dev.java.net/">http://roller.dev.java.net</text:a> for more information.</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9">&lt;dbname&gt;</text:span>. Here's the list of scripts currently in Roller:</text:p>
      <text:list text:style-name="L9">
        <text:list-item>
          <text:p text:style-name="P32">WEB-INF/dbscripts/mysql/creatdb.sql<text:tab/></text:p>
        </text:list-item>
        <text:list-item>
          <text:p text:style-name="P32">WEB-INF/dbscripts/postgresql/creatdb.sql<text:tab/></text:p>
        </text:list-item>
        <text:list-item>
          <text:p text:style-name="P32">WEB-INF/dbscripts/hsqldb/creatdb.sql</text:p>
        </text:list-item>
        <text:list-item>
          <text:p text:style-name="P32">WEB-INF/dbscripts/derby/creatdb.sql</text:p>
        </text:list-item>
        <text:list-item>
          <text:p text:style-name="P32">WEB-INF/dbscripts/db2/creatdb.sql</text:p>
        </text:list-item>
        <text:list-item>
          <text:p text:style-name="P32">WEB-INF/dbscripts/oracle/creatdb.sql</text:p>
        </text:list-item>
      </text:list>
      <text:p text:style-name="Text_20_body">Here are some examples to show you how you might create the Roller tables in MySQL:</text:p>
      <text:h text:style-name="Heading_20_4" text:outline-level="4">UNIX example</text:h>
      <text:p text:style-name="P33"><text:tab/>% cd $ROLLER/WEB-INF/dbscripts/mysql</text:p>
      <text:p text:style-name="P33"><text:tab/>% mysql -u root -p</text:p>
      <text:p text:style-name="P33"><text:tab/>password: *****</text:p>
      <text:p text:style-name="P33"><text:tab/>mysql&gt; create database roller;</text:p>
      <text:p text:style-name="P33"><text:tab/>mysql&gt; grant all on roller.* to scott@'%' identified by 'tiger';</text:p>
      <text:p text:style-name="P33"><text:tab/>mysql&gt; grant all on roller.* to scott@localhost identified by 'tiger';</text:p>
      <text:p text:style-name="P33"><text:tab/>mysql&gt; use roller;</text:p>
      <text:p text:style-name="P33"><text:tab/>mysql&gt; source createdb.sql</text:p>
      <text:p text:style-name="P34"><text:tab/>mysql&gt; quit</text:p>
      <text:h text:style-name="Heading_20_4" text:outline-level="4">Windows example</text:h>
      <text:p text:style-name="P35"><text:tab/><text:span text:style-name="T5">C&gt; cd %ROLLER%\WEB-INF\dbscripts\mysql</text:span></text:p>
      <text:p text:style-name="P33"><text:tab/>C&gt; mysql -u root -p</text:p>
      <text:p text:style-name="P33"><text:tab/>password: *****</text:p>
      <text:p text:style-name="P33"><text:tab/>mysql&gt; create database roller;</text:p>
      <text:p text:style-name="P33"><text:tab/>mysql&gt; grant all on roller.* to scott@'%' identified by 'tiger';</text:p>
      <text:p text:style-name="P33"><text:tab/>mysql&gt; grant all on roller.* to scott@'localhost' identified by 'tiger';</text:p>
      <text:p text:style-name="P33"><text:tab/>mysql&gt; use roller;</text:p>
      <text:p text:style-name="P33"><text:tab/>mysql&gt; source createdb.sql</text:p>
      <text:p text:style-name="P34"><text:tab/>mysql&gt; quit</text:p>
      <text:p text:style-name="P14">NOTES</text:p>
      <text:list text:style-name="L10">
        <text:list-item>
          <text:p text:style-name="P36">For MySQL, don't forget to call <text:span text:style-name="T7">flush privileges </text:span><text:span text:style-name="T3">to commit your changes to MySQL.</text:span></text:p>
        </text:list-item>
        <text:list-item>
          <text:p text:style-name="P36">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you will need to inform your application server:</text:p>
      <text:list text:style-name="L11">
        <text:list-item>
          <text:p text:style-name="P37">Where to find the Roller installation directory</text:p>
        </text:list-item>
        <text:list-item>
          <text:p text:style-name="P37">How to configure the Roller database data-source under the JNDI name <text:span text:style-name="T5">jdbc/rollerdb </text:span></text:p>
        </text:list-item>
        <text:list-item>
          <text:p text:style-name="P38">How to configure the Roller email session under the JNDI name <text:span text:style-name="T10">mail/Session</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9">Example context configuration file for Tomcat 5.0.X users</text:p>
      <text:p text:style-name="P39"/>
      <text:p text:style-name="P40">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3">&lt;Context path="/roller" </text:p>
      <text:p text:style-name="P33"><text:s text:c="2"/>docBase="<text:span text:style-name="T1">/usr/local/apache-roller-incubating-3.1/webapp/roller</text:span>" debug="0"&gt;</text:p>
      <text:p text:style-name="P33"><text:s text:c="2"/>&lt;Resource name="jdbc/rollerdb" auth="Container" type="javax.sql.DataSource" /&gt;</text:p>
      <text:p text:style-name="P33"><text:s text:c="2"/>&lt;ResourceParams name="jdbc/rollerdb"&gt;</text:p>
      <text:p text:style-name="P33"><text:s text:c="4"/>&lt;parameter&gt;</text:p>
      <text:p text:style-name="P33"><text:s text:c="7"/>&lt;name&gt;factory&lt;/name&gt;</text:p>
      <text:p text:style-name="P33"><text:s text:c="7"/>&lt;value&gt;org.apache.commons.dbcp.BasicDataSourceFactory&lt;/value&gt;</text:p>
      <text:p text:style-name="P33"><text:s text:c="4"/>&lt;/parameter&gt;</text:p>
      <text:p text:style-name="P33"><text:s text:c="4"/>&lt;parameter&gt;</text:p>
      <text:p text:style-name="P33"><text:s text:c="7"/>&lt;name&gt;driverClassName&lt;/name&gt;</text:p>
      <text:p text:style-name="P33"><text:s text:c="7"/>&lt;value&gt;com.mysql.jdbc.Driver&lt;/value&gt;</text:p>
      <text:p text:style-name="P33"><text:s text:c="4"/>&lt;/parameter&gt;</text:p>
      <text:p text:style-name="P33"><text:s text:c="4"/>&lt;parameter&gt; <text:s text:c="7"/></text:p>
      <text:p text:style-name="P33"><text:s text:c="7"/>&lt;name&gt;url&lt;/name&gt;</text:p>
      <text:p text:style-name="P33"><text:s text:c="7"/>&lt;value&gt;</text:p>
      <text:p text:style-name="P33"><text:s text:c="7"/><text:span text:style-name="T1">jdbc:mysql://localhost:3306/roller?autoReconnect=true&amp;amp;useUnicode=true&amp;amp;characterEncoding=utf-8&amp;amp;mysqlEncoding=utf8</text:span></text:p>
      <text:p text:style-name="P33"><text:s text:c="7"/>&lt;/value&gt;</text:p>
      <text:p text:style-name="P33"><text:s text:c="4"/>&lt;/parameter&gt;</text:p>
      <text:p text:style-name="P33"><text:s text:c="4"/>&lt;parameter&gt;&lt;name&gt;username&lt;/name&gt;&lt;value&gt;<text:span text:style-name="T1">scott</text:span>&lt;/value&gt;&lt;/parameter&gt;</text:p>
      <text:p text:style-name="P33"><text:s text:c="4"/>&lt;parameter&gt;&lt;name&gt;password&lt;/name&gt;&lt;value&gt;<text:span text:style-name="T1">tiger</text:span>&lt;/value&gt;&lt;/parameter&gt;</text:p>
      <text:p text:style-name="P33"><text:s text:c="4"/>&lt;parameter&gt;&lt;name&gt;maxActive&lt;/name&gt;&lt;value&gt;20&lt;/value&gt;&lt;/parameter&gt;</text:p>
      <text:p text:style-name="P33"><text:s text:c="4"/>&lt;parameter&gt;&lt;name&gt;maxIdle&lt;/name&gt;&lt;value&gt;3&lt;/value&gt;&lt;/parameter&gt;</text:p>
      <text:p text:style-name="P33"><text:s text:c="4"/>&lt;parameter&gt;&lt;name&gt;removeAbandoned&lt;/name&gt;&lt;value&gt;true&lt;/value&gt;&lt;/parameter&gt;</text:p>
      <text:p text:style-name="P33"><text:s text:c="4"/>&lt;parameter&gt;&lt;name&gt;maxWait&lt;/name&gt;&lt;value&gt;3000&lt;/value&gt;&lt;/parameter&gt;</text:p>
      <text:p text:style-name="P33"><text:s text:c="2"/>&lt;/ResourceParams&gt;</text:p>
      <text:p text:style-name="P33"><text:s text:c="2"/>&lt;!-- If you want e-mail features, un-comment the section below --&gt;</text:p>
      <text:p text:style-name="P33"><text:s text:c="2"/>&lt;!--</text:p>
      <text:p text:style-name="P33"><text:s text:c="2"/>&lt;Resource name="mail/Session" auth="Container" type="javax.mail.Session"/&gt;</text:p>
      <text:p text:style-name="P33"><text:s text:c="4"/>&lt;ResourceParams name="mail/Session"&gt;</text:p>
      <text:p text:style-name="P33"><text:s text:c="6"/>&lt;parameter&gt;</text:p>
      <text:p text:style-name="P33"><text:s text:c="8"/>&lt;name&gt;mail.smtp.host&lt;/name&gt;</text:p>
      <text:p text:style-name="P33"><text:s text:c="8"/>&lt;value&gt;mailhost.example.com&lt;/value&gt;</text:p>
      <text:p text:style-name="P33"><text:s text:c="6"/>&lt;/parameter&gt;</text:p>
      <text:p text:style-name="P33"><text:s text:c="2"/>&lt;/ResourceParams&gt;</text:p>
      <text:p text:style-name="P33"><text:s text:c="2"/>--&gt;</text:p>
      <text:p text:style-name="P34">&lt;/Context&gt;</text:p>
      <text:p text:style-name="P41">Example context configuration file for Tomcat 5.5.X users</text:p>
      <text:p text:style-name="P39"/>
      <text:p text:style-name="P40">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40"/>
      <text:p text:style-name="P20">&lt;Context path="/roller" </text:p>
      <text:p text:style-name="P20"><text:s text:c="2"/>docBase="<text:span text:style-name="T11">/usr/local/apache-roller-incubating-3.2/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
      <text:p text:style-name="P14">NOTES</text:p>
      <text:list text:style-name="L12">
        <text:list-item>
          <text:p text:style-name="P43"><text:span text:style-name="T1">Email configuration</text:span>. If you want to use email notification of comments, group blogging invitations and other events, you'll have <text:s/>to enable that in your application server. For Tomcat, you can do that by uncommenting the indicated sections of the context configuration file above. No matter what application server you use, you'll also have to uncomment the <text:span text:style-name="T10">mail/Session</text:span> resource reference <text:span text:style-name="T10">&lt;resource-ref&gt;</text:span> near the end of the roller/WEB-INF/web.xml file.</text:p>
        </text:list-item>
        <text:list-item>
          <text:p text:style-name="P43"><text:span text:style-name="T1">The max_user_connections error</text:span>. 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2">And make sure you do this for </text:span><text:span text:style-name="T13">every</text:span><text:span text:style-name="T12"> connector through which you use Roller. For example, if you use the AJP connector or HTTPS connector you need to add the </text:span><text:span text:style-name="T14">URIEncoding="UTF-8"</text:span><text:span text:style-name="T12">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5"><text:tab/>${user.home}/roller_data/uploads</text:span></text:p>
      <text:p text:style-name="Standard"/>
      <text:p text:style-name="Standard">Where <text:span text:style-name="T15">${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5">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5"><text:tab/>${user.home}/roller_data/search-index</text:span> </text:p>
      <text:p text:style-name="Text_20_body">Again, <text:span text:style-name="T15">${user.home}</text:span><text:span text:style-name="Teletype"> </text:span>is the Java system property that normally evaluates to the home directory of the user identity executing the server's JVM process. You can specify a different directory by overriding the property <text:span text:style-name="T15">search.index.dir</text:span><text:span text:style-name="Teletype"> </text:span>in <text:span text:style-name="T5">roller.properties</text:span><text:span text:style-name="T16">.</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7"><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5">roller.log</text:span><text:span text:style-name="Teletype"> </text:span>file is written to the location:</text:p>
      <text:p text:style-name="Standard"/>
      <text:p text:style-name="Standard"><text:span text:style-name="T15"><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Don't edit roller.properties directly! Create an override file instead</text:h>
      <text:p text:style-name="Standard">There are two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
      <text:p text:style-name="Standard"><text:s/><text:span text:style-name="T6"><text:tab/>uploads.dir=/app/roller/roller_data/uploads</text:span></text:p>
      <text:p text:style-name="P18"><text:tab/>search.index.dir=/app/roller/roller_data/search-index</text:p>
      <text:p text:style-name="P18"><text:s text:c="5"/>passwds.encryption.enabled=true</text:p>
      <text:p text:style-name="P18"/>
      <text:p text:style-name="P18"><text:tab/># etc, etc, etc ... any other properties you want to override</text:p>
      <text:p text:style-name="P47"/>
      <text:p text:style-name="P48"><text:span text:style-name="T1">NOTE: Setting password encryption to true is a very good idea for new Roller sites,</text:span> but if you are upgrading an existing Roller site you'll need to come up with a strategy for converting your old unencrypted passwords before you turn encryption on.</text:p>
      <text:p text:style-name="P47"/>
      <text:h text:style-name="P28"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7">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3">
        <text:list-item>
          <text:p text:style-name="P49">Find your <text:span text:style-name="T15">WEB-INF/security.xml</text:span> file and open it in a text editor.</text:p>
        </text:list-item>
        <text:list-item>
          <text:p text:style-name="P4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5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1"/>
      <text:p text:style-name="P52"><text:span text:style-name="T2">NOTES</text:span> </text:p>
      <text:list text:style-name="L14">
        <text:list-item>
          <text:list>
            <text:list-item>
              <text:p text:style-name="P53">The reason one should change the anonymous provider key is that a granted authorities list is embedded within the anonymous authentication token.</text:p>
            </text:list-item>
          </text:list>
        </text:list-item>
      </text:list>
      <text:h text:style-name="P54" text:outline-level="3">STEP 8.3: Verify the database dialect setting in the Hibernate configuration file</text:h>
      <text:p text:style-name="P55">If you're using MySQL 4.X for Roller, then you can skip this step.</text:p>
      <text:p text:style-name="P55">If you're using some other database with Roller, then you must override the Hibernate dialect. In your roller-custom.properties override file, override the <text:span text:style-name="T17">hibernate.dialect</text:span><text:span text:style-name="T18"> property. For example, to set the dialect for MySQL 5, you would add this to your override file:</text:span></text:p>
      <text:p text:style-name="P56"><text:s text:c="3"/>hibernate.dialect=org.hibernate.dialect.MySQL5Dialect</text:p>
      <text:p text:style-name="P57"/>
      <text:p text:style-name="P58">Here are all of the available dialect settings:</text:p>
      <text:p text:style-name="P33"><text:s text:c="3"/>org.hibernate.dialect.HQLDBDialect</text:p>
      <text:p text:style-name="P33"><text:s text:c="3"/>org.hibernate.dialect.PostgreSQLDialect</text:p>
      <text:p text:style-name="P33"><text:s text:c="3"/>org.hibernate.dialect.DB2Dialect</text:p>
      <text:p text:style-name="P33"><text:s text:c="3"/>org.hibernate.dialect.DerbyDialect</text:p>
      <text:p text:style-name="P33"><text:s text:c="3"/>org.hibernate.dialect.Oracle9Dialect</text:p>
      <text:p text:style-name="P33"><text:s text:c="3"/>org.hibernate.dialect.SQLServerDialect</text:p>
      <text:p text:style-name="P52"/>
      <text:p text:style-name="P52"/>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5">
        <text:list-item>
          <text:p text:style-name="P59">STEP 1: Shutdown and backup your old Roller</text:p>
        </text:list-item>
        <text:list-item>
          <text:p text:style-name="P59">STEP 2: Install the new Roller</text:p>
        </text:list-item>
        <text:list-item>
          <text:p text:style-name="P59">STEP 3: Copy old configuration</text:p>
        </text:list-item>
        <text:list-item>
          <text:p text:style-name="P59">STEP 4: Upgrade the database</text:p>
        </text:list-item>
        <text:list-item>
          <text:p text:style-name="P59">STEP 5: Startup Tomcat </text:p>
        </text:list-item>
      </text:list>
      <text:h text:style-name="P54" text:outline-level="3">Important notes for those upgrading from Roller 2.x to Roller 3.1</text:h>
      <text:p text:style-name="P55"><text:span text:style-name="T1">WARNING!</text:span> Roller 3.0 was a major release and made some big changes to the way that Roller works. If you're upgrading from the 2.x series you need to be aware of the new URL structure and the new template system.</text:p>
      <text:p text:style-name="P60">The new URL structure</text:p>
      <text:p text:style-name="P55">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61"><text:tab/>http://&lt;hostname&gt;/roller/page/&lt;weblog-handle&gt;</text:p>
      <text:p text:style-name="P55">To use the new format, which is:</text:p>
      <text:p text:style-name="P61"><text:tab/>http://&lt;hostname&gt;/roller/&lt;weblog-handle&gt;</text:p>
      <text:p text:style-name="P55">Unfortunately, some custom templates that use relative URLs will have problem with this new URL structure. So, before you go live you should set-up a test server and allow your users to take a look at their weblogs.</text:p>
      <text:p text:style-name="P60">The new template system</text:p>
      <text:p text:style-name="P55">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5">So, if you are upgrading and you want your weblogs to work, you MUST override this Roller property to enable the old “legacy” template system to work:</text:p>
      <text:p text:style-name="P61"><text:tab/>rendering.legacyModels.enabled=true</text:p>
      <text:p text:style-name="P55">See section 8 for information on overriding Roller startup properties.</text:p>
      <text:p text:style-name="P60">Non-core themes removed</text:p>
      <text:p text:style-name="P55">The Roller project is establishing a community site for sharing and maintaining of themes and plugins. </text:p>
      <text:p text:style-name="P55">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60">Non-core plugins removed</text:p>
      <text:p text:style-name="P55">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2InstallTheNewRoller2"/><text:bookmark text:name="section-UpgradeGuide_2.1-STEP1ShutdownAndBackupYourOldRoller11"/>UPGRADE STEP 2: Install the new Roller <text:bookmark text:name="ref-UpgradeGuide_2.1-2"/></text:h>
      <text:p text:style-name="Text_20_body">Follow the normal installation instructions to install Roller, except: </text:p>
      <text:list text:style-name="L16">
        <text:list-item>
          <text:p text:style-name="P62">Don't create a new database for Roller, instead point the new Roller to your old Roller database </text:p>
        </text:list-item>
        <text:list-item>
          <text:p text:style-name="P63">DO NOT start Tomcat when you are done with the installation, we'll do that later </text:p>
        </text:list-item>
      </text:list>
      <text:h text:style-name="Heading_20_3" text:outline-level="3"><text:bookmark text:name="section-UpgradeGuide_2.1-STEP3CopyResourcesAndUpdateConfigs3"/><text:bookmark text:name="section-UpgradeGuide_2.1-STEP1ShutdownAndBackupYourOldRoller12"/>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5">/resources</text:span> sub-directory of the Roller context directory. You should copy your old resources directory into your new Roller installation. </text:p>
      <text:p text:style-name="Text_20_body">For example, on UNIX you can use <text:span text:style-name="T15">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h text:style-name="Heading_20_4" text:outline-level="4"/>
      <text:h text:style-name="P64" text:outline-level="4">3.2 Review configuration properties</text:h>
      <text:p text:style-name="Text_20_body">Review properties as described in Section 8.0 of the installation guide. </text:p>
      <text:list text:style-name="L17">
        <text:list-item>
          <text:p text:style-name="P65">NOTE: Make sure you set the right Hibernate dialect for your database in your roller-custom.properties file as discussed in Section 8.3.</text:p>
        </text:list-item>
      </text:list>
      <text:p text:style-name="P40"/>
      <text:list text:style-name="L17">
        <text:list-item text:start-value="1">
          <text:p text:style-name="P65">NOTE: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40"/>
      <text:list text:style-name="L17">
        <text:list-item text:start-value="1">
          <text:p text:style-name="P65">NOTE: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text:bookmark text:name="section-UpgradeGuide_2.1-STEP1ShutdownAndBackupYourOldRoller13"/>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8">
        <text:list-item>
          <text:p text:style-name="P66">WEB-INF/dbscripts/mysql </text:p>
        </text:list-item>
        <text:list-item>
          <text:p text:style-name="P66">WEB-INF/dbscripts/postgresql </text:p>
        </text:list-item>
        <text:list-item>
          <text:p text:style-name="P66">WEB-INF/dbscripts/hsql </text:p>
        </text:list-item>
        <text:list-item>
          <text:p text:style-name="P67">and more... </text:p>
        </text:list-item>
      </text:list>
      <text:p text:style-name="Text_20_body">There is an upgrade script for each release of Roller. If you're upgrading from Roller 2.3, which was the last release before 3.0 you'll need to run three scripts: <text:span text:style-name="T15">230-to-240-migration.sql</text:span>, <text:span text:style-name="T5">240-to-300-migration.sql</text:span> (Roller 2.4 was never officially released) and finally <text:span text:style-name="T15">300-to-310-migration.sql</text:span>. For example, here's how you'd do that for a MySQL database running on UNIX: </text:p>
      <text:p text:style-name="P33"><text:s text:c="4"/>% cd $CATALINA_HOME/webapps/roller/WEB-INF/dbscripts/mysql</text:p>
      <text:p text:style-name="P33"><text:s text:c="4"/>% mysql -u root -p</text:p>
      <text:p text:style-name="P33"><text:s text:c="4"/>password: *****</text:p>
      <text:p text:style-name="P33"><text:s text:c="4"/>mysql&gt; use roller;</text:p>
      <text:p text:style-name="P33"><text:s text:c="4"/>mysql&gt; source 230-to-240-migration.sql</text:p>
      <text:p text:style-name="P33"><text:s text:c="4"/>mysql&gt; source 240-to-300-migration.sql</text:p>
      <text:p text:style-name="P33"><text:s text:c="4"/>mysql&gt; source 300-to-310-migration.sql</text:p>
      <text:p text:style-name="P33"><text:s text:c="4"/>mysql&gt; quit</text:p>
      <text:p text:style-name="Text_20_body"/>
      <text:p text:style-name="Text_20_body">If you're upgrading from an earlier release you'll have to run each of the older scripts in order to upgrade your database.</text:p>
      <text:h text:style-name="Heading_20_3" text:outline-level="3"/>
      <text:h text:style-name="P28" text:outline-level="3"><text:bookmark text:name="section-UpgradeGuide_2.1-STEP5StartupTomcat5"/><text:bookmark text:name="section-UpgradeGuide_2.1-STEP1ShutdownAndBackupYourOldRoller14"/>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p text:style-name="Text_20_body"><text:span text:style-name="T1">NOTE</text:span>: before you startup Tomcat, you should remove contents of the Tomcat work directory, a temporary, it may contain old classes from your previous Roller installation directory.</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8"># Licensed to the Apache Software Foundation (ASF) under one or more</text:p>
      <text:p text:style-name="P68"># <text:s/>contributor license agreements. <text:s/>The ASF licenses this file to You</text:p>
      <text:p text:style-name="P68"># under the Apache License, Version 2.0 (the "License"); you may not</text:p>
      <text:p text:style-name="P68"># use this file except in compliance with the License.</text:p>
      <text:p text:style-name="P68"># You may obtain a copy of the License at</text:p>
      <text:p text:style-name="P68">#</text:p>
      <text:p text:style-name="P68"># <text:s text:c="4"/>http://www.apache.org/licenses/LICENSE-2.0</text:p>
      <text:p text:style-name="P68">#</text:p>
      <text:p text:style-name="P68"># Unless required by applicable law or agreed to in writing, software</text:p>
      <text:p text:style-name="P68"># distributed under the License is distributed on an "AS IS" BASIS,</text:p>
      <text:p text:style-name="P68"># WITHOUT WARRANTIES OR CONDITIONS OF ANY KIND, either express or implied.</text:p>
      <text:p text:style-name="P68"># See the License for the specific language governing permissions and</text:p>
      <text:p text:style-name="P68"># limitations under the License. <text:s/>For additional information regarding</text:p>
      <text:p text:style-name="P68"># copyright in this work, please see the NOTICE file in the top level</text:p>
      <text:p text:style-name="P68"># directory of this distribution.</text:p>
      <text:p text:style-name="P68"/>
      <text:p text:style-name="P68"># roller.properties</text:p>
      <text:p text:style-name="P68">#</text:p>
      <text:p text:style-name="P68"># This file is for meant for Roller deployment properties</text:p>
      <text:p text:style-name="P68"># Any properties that don't change at runtime are defined here</text:p>
      <text:p text:style-name="P68">#</text:p>
      <text:p text:style-name="P68"># You can override the values in this file in a couple ways ..</text:p>
      <text:p text:style-name="P68"># <text:s text:c="2"/>1. define a roller-custom.properties file and place it somewhere</text:p>
      <text:p text:style-name="P68"># <text:s text:c="6"/>at the root of one of your classpath locations.</text:p>
      <text:p text:style-name="P68"># <text:s text:c="6"/>for example:</text:p>
      <text:p text:style-name="P68"># <text:s text:c="10"/>$TOMCAT_HOME/common/classes</text:p>
      <text:p text:style-name="P68"># <text:s text:c="10"/>$ROLLER_LOCATION/WEB-INF/classes</text:p>
      <text:p text:style-name="P68">#</text:p>
      <text:p text:style-name="P68"># <text:s text:c="2"/>2. specify a custom properties file via jvm option</text:p>
      <text:p text:style-name="P68"># <text:s text:c="6"/>example:</text:p>
      <text:p text:style-name="P68"># <text:s text:c="10"/>roller.custom.config=/path/to/properties/file</text:p>
      <text:p text:style-name="P68">#</text:p>
      <text:p text:style-name="P68"># <text:s text:c="2"/>**NOTE: if you run multiple instances of roller on the same server</text:p>
      <text:p text:style-name="P68"># <text:s text:c="10"/>then you should beware of the fact that the override options above</text:p>
      <text:p text:style-name="P68"># <text:s text:c="10"/>may affect *all* of you running instances. <text:s/>if you want to do</text:p>
      <text:p text:style-name="P68"># <text:s text:c="10"/>custom overrides for each instance then you must do it by</text:p>
      <text:p text:style-name="P68"># <text:s text:c="10"/>placing a roller-custom.properties file at WEB-INF/classes/ in</text:p>
      <text:p text:style-name="P68"># <text:s text:c="10"/>each of you roller installations.</text:p>
      <text:p text:style-name="P68">#</text:p>
      <text:p text:style-name="P68"># properties in this file are accessed like this ...</text:p>
      <text:p text:style-name="P68"># <text:s text:c="3"/>RollerConfig.getProperty("propname");</text:p>
      <text:p text:style-name="P68"/>
      <text:p text:style-name="P68">#---------------------------------</text:p>
      <text:p text:style-name="P68"># Database configuration settings</text:p>
      <text:p text:style-name="P68"/>
      <text:p text:style-name="P68"># Hibernate dialect: You must override this to use a database other than MySQL4</text:p>
      <text:p text:style-name="P68">hibernate.dialect=org.hibernate.dialect.MySQLDialect</text:p>
      <text:p text:style-name="P68"/>
      <text:p text:style-name="P68">#---------------------------------</text:p>
      <text:p text:style-name="P68"># User management settings</text:p>
      <text:p text:style-name="P68"/>
      <text:p text:style-name="P68"># True to enable group blogging. False to prevent users from creating more </text:p>
      <text:p text:style-name="P68"># than one weblog and from joining other weblogs.</text:p>
      <text:p text:style-name="P68">groupblogging.enabled=true</text:p>
      <text:p text:style-name="P68"/>
      <text:p text:style-name="P68">#---------------------------------</text:p>
      <text:p text:style-name="P68"># Property expansion settings</text:p>
      <text:p text:style-name="P68"/>
      <text:p text:style-name="P68"># Values of the properties in this list get system property expansion </text:p>
      <text:p text:style-name="P68"># applied to them when loaded.</text:p>
      <text:p text:style-name="P68">config.expandedProperties=uploads.dir,search.index.dir</text:p>
      <text:p text:style-name="P68"/>
      <text:p text:style-name="P68">#----------------------------------</text:p>
      <text:p text:style-name="P68"># Upload settings</text:p>
      <text:p text:style-name="P68"/>
      <text:p text:style-name="P68"># The directory in which Roller will upload files</text:p>
      <text:p text:style-name="P68">uploads.dir=${user.home}/roller_data/uploads</text:p>
      <text:p text:style-name="P68"/>
      <text:p text:style-name="P68"># The context path under which resoures will be made available </text:p>
      <text:p text:style-name="P68">uploads.url=/resources</text:p>
      <text:p text:style-name="P68"/>
      <text:p text:style-name="P68">#----------------------------------</text:p>
      <text:p text:style-name="P68"># Themes settings</text:p>
      <text:p text:style-name="P68"/>
      <text:p text:style-name="P68"># The directory in which Roller will look for themes</text:p>
      <text:p text:style-name="P68">themes.dir=${webapp.context}</text:p>
      <text:p text:style-name="P68"/>
      <text:p text:style-name="P68">#----------------------------------</text:p>
      <text:p text:style-name="P68"># Search index settings</text:p>
      <text:p text:style-name="P68"/>
      <text:p text:style-name="P68"># Enables indexing of weblog entries and comments and enables search servlet</text:p>
      <text:p text:style-name="P68">search.enabled=true</text:p>
      <text:p text:style-name="P68"/>
      <text:p text:style-name="P68"># Directory in which search index is to be created (delete this directory to</text:p>
      <text:p text:style-name="P68"># force Roller to recreate the entire search index)</text:p>
      <text:p text:style-name="P68">search.index.dir=${user.home}/roller_data/search-index</text:p>
      <text:p text:style-name="P68"/>
      <text:p text:style-name="P68"># Whether or not to include comments in the search index. <text:s/>If this</text:p>
      <text:p text:style-name="P68"># is false, comments are not included in the index.</text:p>
      <text:p text:style-name="P68">search.index.comments=true</text:p>
      <text:p text:style-name="P68"/>
      <text:p text:style-name="P68">#----------------------------------</text:p>
      <text:p text:style-name="P68"># Rendering system settings.</text:p>
      <text:p text:style-name="P68"/>
      <text:p text:style-name="P68"># Are the old pre-3.0 models and macros enabled?</text:p>
      <text:p text:style-name="P68">rendering.legacyModels.enabled=false</text:p>
      <text:p text:style-name="P68"/>
      <text:p text:style-name="P68"># The set of default Roller renderer factories.</text:p>
      <text:p text:style-name="P68">rendering.rollerRendererFactories=\</text:p>
      <text:p text:style-name="P68">org.apache.roller.ui.rendering.velocity.VelocityRendererFactory</text:p>
      <text:p text:style-name="P68"/>
      <text:p text:style-name="P68"># The set of user defined renderer factories. <text:s/>These are prepended to the list above.</text:p>
      <text:p text:style-name="P68">rendering.userRendererFactories=</text:p>
      <text:p text:style-name="P68"/>
      <text:p text:style-name="P68"># The set of default Roller request mappers</text:p>
      <text:p text:style-name="P68">rendering.rollerRequestMappers=\</text:p>
      <text:p text:style-name="P68">org.apache.roller.ui.rendering.WeblogRequestMapper</text:p>
      <text:p text:style-name="P68"/>
      <text:p text:style-name="P68"># The set of user defined request mappers. <text:s/>These are prepended to the list above.</text:p>
      <text:p text:style-name="P68">rendering.userRequestMappers=</text:p>
      <text:p text:style-name="P68"/>
      <text:p text:style-name="P68"># Url path elements which can NEVER be considered a weblog url</text:p>
      <text:p text:style-name="P68"># each represents a url at the application root, i.e. /&lt;elem&gt;/*</text:p>
      <text:p text:style-name="P68">rendering.weblogMapper.rollerProtectedUrls=\</text:p>
      <text:p text:style-name="P68">roller-ui,images,theme,themes,CommentAuthenticatorServlet,\</text:p>
      <text:p text:style-name="P68">index.jsp,favicon.ico,robots.txt,taglibs.jsp,\</text:p>
      <text:p text:style-name="P68">page,flavor,rss,atom,language,search,comments,rsd,resource,xmlrpc,planetrss</text:p>
      <text:p text:style-name="P68"/>
      <text:p text:style-name="P68"># Set of user defined protected urls. <text:s/>These are added to the set above.</text:p>
      <text:p text:style-name="P68">rendering.weblogMapper.userProtectedUrls=</text:p>
      <text:p text:style-name="P68"/>
      <text:p text:style-name="P68"># Set of models to be made available for weblog page rendering</text:p>
      <text:p text:style-name="P68">rendering.pageModels=\</text:p>
      <text:p text:style-name="P68">org.apache.roller.ui.rendering.model.PageModel,\</text:p>
      <text:p text:style-name="P68">org.apache.roller.ui.rendering.model.ConfigModel,\</text:p>
      <text:p text:style-name="P68">org.apache.roller.ui.rendering.model.UtilitiesModel,\</text:p>
      <text:p text:style-name="P68">org.apache.roller.ui.rendering.model.URLModel,\</text:p>
      <text:p text:style-name="P68">org.apache.roller.ui.rendering.model.MessageModel,\</text:p>
      <text:p text:style-name="P68">org.apache.roller.ui.rendering.model.CalendarModel,\</text:p>
      <text:p text:style-name="P68">org.apache.roller.ui.rendering.model.MenuModel</text:p>
      <text:p text:style-name="P68"/>
      <text:p text:style-name="P68"># Set of models to be made available for weblog feed rendering</text:p>
      <text:p text:style-name="P68">rendering.feedModels=\</text:p>
      <text:p text:style-name="P68">org.apache.roller.ui.rendering.model.FeedModel,\</text:p>
      <text:p text:style-name="P68">org.apache.roller.ui.rendering.model.ConfigModel,\</text:p>
      <text:p text:style-name="P68">org.apache.roller.ui.rendering.model.UtilitiesModel,\</text:p>
      <text:p text:style-name="P68">org.apache.roller.ui.rendering.model.URLModel,\</text:p>
      <text:p text:style-name="P68">org.apache.roller.ui.rendering.model.MessageModel</text:p>
      <text:p text:style-name="P68"/>
      <text:p text:style-name="P68"># Set of models to be made available for weblog search rendering</text:p>
      <text:p text:style-name="P68">rendering.searchModels=\</text:p>
      <text:p text:style-name="P68">org.apache.roller.ui.rendering.model.SearchResultsModel,\</text:p>
      <text:p text:style-name="P68">org.apache.roller.ui.rendering.model.ConfigModel,\</text:p>
      <text:p text:style-name="P68">org.apache.roller.ui.rendering.model.UtilitiesModel,\</text:p>
      <text:p text:style-name="P68">org.apache.roller.ui.rendering.model.URLModel,\</text:p>
      <text:p text:style-name="P68">org.apache.roller.ui.rendering.model.MessageModel,\</text:p>
      <text:p text:style-name="P68">org.apache.roller.ui.rendering.model.CalendarModel,\</text:p>
      <text:p text:style-name="P68">org.apache.roller.ui.rendering.model.MenuModel</text:p>
      <text:p text:style-name="P68"/>
      <text:p text:style-name="P68"># Set of models to be made available for weblog page *preview* rendering</text:p>
      <text:p text:style-name="P68"># NOTE: this *does* have some differences between the pageModels</text:p>
      <text:p text:style-name="P68">rendering.previewModels=\</text:p>
      <text:p text:style-name="P68">org.apache.roller.ui.rendering.model.PreviewPageModel,\</text:p>
      <text:p text:style-name="P68">org.apache.roller.ui.rendering.model.ConfigModel,\</text:p>
      <text:p text:style-name="P68">org.apache.roller.ui.rendering.model.UtilitiesModel,\</text:p>
      <text:p text:style-name="P68">org.apache.roller.ui.rendering.model.PreviewURLModel,\</text:p>
      <text:p text:style-name="P68">org.apache.roller.ui.rendering.model.MessageModel,\</text:p>
      <text:p text:style-name="P68">org.apache.roller.ui.rendering.model.CalendarModel,\</text:p>
      <text:p text:style-name="P68">org.apache.roller.ui.rendering.model.MenuModel</text:p>
      <text:p text:style-name="P68"/>
      <text:p text:style-name="P68"># Set of page models specifically for site-wide rendering</text:p>
      <text:p text:style-name="P68">rendering.siteModels=\</text:p>
      <text:p text:style-name="P68">org.apache.roller.ui.rendering.model.SiteModel</text:p>
      <text:p text:style-name="P68"/>
      <text:p text:style-name="P68"># Velocity settings</text:p>
      <text:p text:style-name="P68">velocity.properties=/WEB-INF/velocity.properties</text:p>
      <text:p text:style-name="P68"/>
      <text:p text:style-name="P68"># Old velocity macro libraries</text:p>
      <text:p text:style-name="P68">velocity.oldMacroLibraries=\</text:p>
      <text:p text:style-name="P68">deprecated/roller.vm,deprecated/bookmark.vm,deprecated/comments.vm,\</text:p>
      <text:p text:style-name="P68">deprecated/navbar.vm,deprecated/newsfeed.vm,deprecated/referer.vm,\</text:p>
      <text:p text:style-name="P68">deprecated/atommacros.vm,deprecated/rssmacros.vm,deprecated/user.vm,\</text:p>
      <text:p text:style-name="P68">deprecated/weblog.vm,deprecated/website.vm</text:p>
      <text:p text:style-name="P68"/>
      <text:p text:style-name="P68">#----------------------------------</text:p>
      <text:p text:style-name="P68"># Cache settings.</text:p>
      <text:p text:style-name="P68"># Remember ... times are in seconds</text:p>
      <text:p text:style-name="P68"># Default settings suitable for 100 user system</text:p>
      <text:p text:style-name="P68"/>
      <text:p text:style-name="P68"># Cache properties all follow the given format ...</text:p>
      <text:p text:style-name="P68"># <text:s text:c="4"/>cache.&lt;cache_id&gt;.&lt;prop&gt;=&lt;value&gt;</text:p>
      <text:p text:style-name="P68"># we then pass all &lt;prop&gt;=&lt;value&gt; pairs into the cache manager when the cache</text:p>
      <text:p text:style-name="P68"># is being constructed. <text:s/>this makes it easy to add cache properties that can</text:p>
      <text:p text:style-name="P68"># be used by the specified CacheFactory you are using.</text:p>
      <text:p text:style-name="P68">#</text:p>
      <text:p text:style-name="P68"># NOTE: it is expected that property validation happens in the CacheFactory</text:p>
      <text:p text:style-name="P68">#-----------------------------------</text:p>
      <text:p text:style-name="P68"/>
      <text:p text:style-name="P68"># The default cache implementation we want to use</text:p>
      <text:p text:style-name="P68">cache.defaultFactory=org.apache.roller.util.cache.ExpiringLRUCacheFactoryImpl</text:p>
      <text:p text:style-name="P68">cache.customHandlers=</text:p>
      <text:p text:style-name="P68"/>
      <text:p text:style-name="P68"># set "true" to NOT cache the custom pages for users who are logged in</text:p>
      <text:p text:style-name="P68">cache.excludeOwnerEditPages=false</text:p>
      <text:p text:style-name="P68"/>
      <text:p text:style-name="P68"># This sets how many minutes into the future we look to prepare</text:p>
      <text:p text:style-name="P68"># entries posted into the future which need to be invalidated from the cache.</text:p>
      <text:p text:style-name="P68"># It is very unlikely that this should ever need to be changed</text:p>
      <text:p text:style-name="P68">cache.futureInvalidations.peerTime=3</text:p>
      <text:p text:style-name="P68"/>
      <text:p text:style-name="P68"># Site-wide cache (all content for site-wide frontpage weblog)</text:p>
      <text:p text:style-name="P68">cache.sitewide.enabled=true</text:p>
      <text:p text:style-name="P68">cache.sitewide.size=50</text:p>
      <text:p text:style-name="P68">cache.sitewide.timeout=1800</text:p>
      <text:p text:style-name="P68"/>
      <text:p text:style-name="P68"># Weblog page cache (all the weblog content)</text:p>
      <text:p text:style-name="P68">cache.weblogpage.enabled=true</text:p>
      <text:p text:style-name="P68">cache.weblogpage.size=400</text:p>
      <text:p text:style-name="P68">cache.weblogpage.timeout=3600</text:p>
      <text:p text:style-name="P68"/>
      <text:p text:style-name="P68"># Feed cache (xml feeds like rss, atom, etc)</text:p>
      <text:p text:style-name="P68">cache.weblogfeed.enabled=true</text:p>
      <text:p text:style-name="P68">cache.weblogfeed.size=200</text:p>
      <text:p text:style-name="P68">cache.weblogfeed.timeout=3600</text:p>
      <text:p text:style-name="P68"/>
      <text:p text:style-name="P68"># Planet cache (planet page and rss feed)</text:p>
      <text:p text:style-name="P68">cache.planet.enabled=true</text:p>
      <text:p text:style-name="P68">cache.planet.size=10</text:p>
      <text:p text:style-name="P68">cache.planet.timeout=1800</text:p>
      <text:p text:style-name="P68"/>
      <text:p text:style-name="P68">#----------------------------------</text:p>
      <text:p text:style-name="P68"># Secure login configs</text:p>
      <text:p text:style-name="P68"/>
      <text:p text:style-name="P68"># Enables HTTPS for login page only</text:p>
      <text:p text:style-name="P68">securelogin.enabled=false</text:p>
      <text:p text:style-name="P68"/>
      <text:p text:style-name="P68"># Enable scheme enforcement?</text:p>
      <text:p text:style-name="P68"># Scheme enforcement ensures that specific URLs are viewed only via HTTPS</text:p>
      <text:p text:style-name="P68">schemeenforcement.enabled=false</text:p>
      <text:p text:style-name="P68"># URL patterns that require HTTPS</text:p>
      <text:p text:style-name="P68">schemeenforcement.https.urls=/j_security_check,/roller-ui/login-redirect.jsp,\</text:p>
      <text:p text:style-name="P68">/roller-ui/login.do,/roller-ui/user.do,/roller-ui/yourProfile.do,\</text:p>
      <text:p text:style-name="P68">/roller-ui/admin/user.do,/roller-ui/authoring/userdata</text:p>
      <text:p text:style-name="P68"/>
      <text:p text:style-name="P68"># Password security settings</text:p>
      <text:p text:style-name="P68">passwds.encryption.enabled=false</text:p>
      <text:p text:style-name="P68">passwds.encryption.algorithm=SHA</text:p>
      <text:p text:style-name="P68"/>
      <text:p text:style-name="P68">#----------------------------------</text:p>
      <text:p text:style-name="P68"># Enabled plugins ... remember, order does matter!!</text:p>
      <text:p text:style-name="P68"/>
      <text:p text:style-name="P68"># Weblog entry plugins</text:p>
      <text:p text:style-name="P68">plugins.page=\</text:p>
      <text:p text:style-name="P68">org.apache.roller.ui.rendering.plugins.ConvertLineBreaksPlugin \</text:p>
      <text:p text:style-name="P68">,org.apache.roller.ui.rendering.plugins.TopicTagPlugin \</text:p>
      <text:p text:style-name="P68">,org.apache.roller.ui.rendering.plugins.ObfuscateEmailPlugin \</text:p>
      <text:p text:style-name="P68">,org.apache.roller.ui.rendering.plugins.SmileysPlugin </text:p>
      <text:p text:style-name="P68">#,org.apache.roller.ui.rendering.plugins.WikipediaLinkPlugin \</text:p>
      <text:p text:style-name="P68">#,org.apache.roller.ui.rendering.plugins.GoogleLinkPlugin \</text:p>
      <text:p text:style-name="P68">#,org.apache.roller.ui.rendering.plugins.AcronymsPlugin \</text:p>
      <text:p text:style-name="P68">#,org.apache.roller.ui.rendering.plugins.BookmarkPlugin</text:p>
      <text:p text:style-name="P68"/>
      <text:p text:style-name="P68"># The list of configured WeblogEntryEditors available to users</text:p>
      <text:p text:style-name="P68">plugins.weblogEntryEditors=\</text:p>
      <text:p text:style-name="P68">org.apache.roller.ui.core.plugins.TextEditor,\</text:p>
      <text:p text:style-name="P68">org.apache.roller.ui.core.plugins.XinhaEditor</text:p>
      <text:p text:style-name="P68"/>
      <text:p text:style-name="P68"># The "id" of the default editor to use. <text:s/>NOT the class name</text:p>
      <text:p text:style-name="P68">plugins.defaultEditor=editor-text.jsp</text:p>
      <text:p text:style-name="P68"/>
      <text:p text:style-name="P68">#----------------------------------</text:p>
      <text:p text:style-name="P68"># Scheduled Background Tasks ... all times are in minutes.</text:p>
      <text:p text:style-name="P68">#</text:p>
      <text:p text:style-name="P68"># Task properties should follow the given format ...</text:p>
      <text:p text:style-name="P68"># <text:s text:c="4"/>tasks.&lt;taskname&gt;.&lt;prop&gt;=&lt;value&gt;</text:p>
      <text:p text:style-name="P68">#</text:p>
      <text:p text:style-name="P68"># The *enabled* tasks are defined by tasks.enabled=&lt;taskname&gt;[,&lt;taskname&gt;]</text:p>
      <text:p text:style-name="P68">#-----------------------------------</text:p>
      <text:p text:style-name="P68"/>
      <text:p text:style-name="P68"># Tasks which are enabled. <text:s/>Only tasks listed here will be run.</text:p>
      <text:p text:style-name="P68">tasks.enabled=ResetHitCountsTask,TurnoverReferersTask,PingQueueTask</text:p>
      <text:p text:style-name="P68"/>
      <text:p text:style-name="P68"># Reset hit counts</text:p>
      <text:p text:style-name="P68">tasks.ResetHitCountsTask.class=org.apache.roller.business.runnable.ResetHitCountsTask</text:p>
      <text:p text:style-name="P68">tasks.ResetHitCountsTask.startTime=startOfDay</text:p>
      <text:p text:style-name="P68">tasks.ResetHitCountsTask.interval=1440</text:p>
      <text:p text:style-name="P68">tasks.ResetHitCountsTask.leaseTime=30</text:p>
      <text:p text:style-name="P68"/>
      <text:p text:style-name="P68"># Reset referer counts</text:p>
      <text:p text:style-name="P68">tasks.TurnoverReferersTask.class=org.apache.roller.business.runnable.TurnoverReferersTask</text:p>
      <text:p text:style-name="P68">tasks.TurnoverReferersTask.startTime=startOfDay</text:p>
      <text:p text:style-name="P68">tasks.TurnoverReferersTask.interval=1440</text:p>
      <text:p text:style-name="P68">tasks.TurnoverReferersTask.leaseTime=30</text:p>
      <text:p text:style-name="P68"/>
      <text:p text:style-name="P68"># Ping processor, does sending of pings</text:p>
      <text:p text:style-name="P68">tasks.PingQueueTask.class=org.apache.roller.business.pings.PingQueueTask</text:p>
      <text:p text:style-name="P68">tasks.PingQueueTask.startTime=immediate</text:p>
      <text:p text:style-name="P68">tasks.PingQueueTask.interval=5</text:p>
      <text:p text:style-name="P68">tasks.PingQueueTask.leaseTime=30</text:p>
      <text:p text:style-name="P68"/>
      <text:p text:style-name="P68"># Sync Roller weblogs with planet</text:p>
      <text:p text:style-name="P68">tasks.SyncWebsitesTask.class=org.apache.roller.planet.tasks.SyncWebsitesTask</text:p>
      <text:p text:style-name="P68">tasks.SyncWebsitesTask.startTime=startOfDay</text:p>
      <text:p text:style-name="P68">tasks.SyncWebsitesTask.interval=1440</text:p>
      <text:p text:style-name="P68">tasks.SyncWebsitesTask.leaseTime=30</text:p>
      <text:p text:style-name="P68"/>
      <text:p text:style-name="P68"># Refresh entries for planet feeds</text:p>
      <text:p text:style-name="P68">tasks.RefreshEntriesTask.class=org.apache.roller.planet.tasks.RefreshEntriesTask</text:p>
      <text:p text:style-name="P68">tasks.RefreshEntriesTask.startTime=startOfHour</text:p>
      <text:p text:style-name="P68">tasks.RefreshEntriesTask.interval=60</text:p>
      <text:p text:style-name="P68">tasks.RefreshEntriesTask.leaseTime=30</text:p>
      <text:p text:style-name="P68"/>
      <text:p text:style-name="P68"># Technorati rankings for planet feeds</text:p>
      <text:p text:style-name="P68">tasks.TechnoratiRankingsTask.class=org.apache.roller.planet.tasks.TechnoratiRankingsTask</text:p>
      <text:p text:style-name="P68">tasks.TechnoratiRankingsTask.startTime=startOfDay</text:p>
      <text:p text:style-name="P68">tasks.TechnoratiRankingsTask.interval=1440</text:p>
      <text:p text:style-name="P68">tasks.TechnoratiRankingsTask.leaseTime=30</text:p>
      <text:p text:style-name="P68"/>
      <text:p text:style-name="P68"/>
      <text:p text:style-name="P68">#----------------------------------</text:p>
      <text:p text:style-name="P68"># Persistence settings</text:p>
      <text:p text:style-name="P68"/>
      <text:p text:style-name="P68">persistence.roller.classname=org.apache.roller.business.hibernate.HibernateRollerImpl</text:p>
      <text:p text:style-name="P68">persistence.filemanager.classname=org.apache.roller.business.FileManagerImpl</text:p>
      <text:p text:style-name="P68"/>
      <text:p text:style-name="P68">#----------------------------------</text:p>
      <text:p text:style-name="P68"># comment, referrer and trackback settings</text:p>
      <text:p text:style-name="P68"/>
      <text:p text:style-name="P68"># comment authenticator settings (experimental)</text:p>
      <text:p text:style-name="P68">authenticator.classname=org.apache.roller.ui.core.DefaultAuthenticator</text:p>
      <text:p text:style-name="P68"/>
      <text:p text:style-name="P68">comment.authenticator.classname=org.apache.roller.ui.rendering.util.MathCommentAuthenticator</text:p>
      <text:p text:style-name="P68">comment.notification.separateOwnerMessage=false</text:p>
      <text:p text:style-name="P68">comment.notification.hideCommenterAddresses=false</text:p>
      <text:p text:style-name="P68">comment.throttle.enabled=false</text:p>
      <text:p text:style-name="P68">comment.throttle.threshold=25</text:p>
      <text:p text:style-name="P68">comment.throttle.interval=60</text:p>
      <text:p text:style-name="P68">comment.throttle.maxentries=250</text:p>
      <text:p text:style-name="P68"/>
      <text:p text:style-name="P68"># enables site full blacklist check on comment posts (default: true)</text:p>
      <text:p text:style-name="P68">site.blacklist.enable.comments=true</text:p>
      <text:p text:style-name="P68"/>
      <text:p text:style-name="P68"># enables site full blacklist check at time of trackback post (default: true)</text:p>
      <text:p text:style-name="P68">site.blacklist.enable.trackbacks=true</text:p>
      <text:p text:style-name="P68"/>
      <text:p text:style-name="P68"># enables partial blacklist check (not including blacklist.txt) for each incoming referrer</text:p>
      <text:p text:style-name="P68">site.blacklist.enable.referrers=true</text:p>
      <text:p text:style-name="P68"/>
      <text:p text:style-name="P68"># Trackback protection. Set this only if you need to limit the URLs to</text:p>
      <text:p text:style-name="P68"># which users may send trackbacks. Regex expressions are allowed, for example:</text:p>
      <text:p text:style-name="P68"># trackback.allowedURLs=http://w3.ibm.com/.*||http://another.example.com/.*</text:p>
      <text:p text:style-name="P68">trackback.allowedURLs=</text:p>
      <text:p text:style-name="P68"/>
      <text:p text:style-name="P68">#Robot check in referral processing. <text:s/>If this pattern is set and the User-Agent in the</text:p>
      <text:p text:style-name="P68">#request matches this pattern, all referral processing is skipped; this means that</text:p>
      <text:p text:style-name="P68">#the referral spam check is skipped, the request is allowed to proceed, but the</text:p>
      <text:p text:style-name="P68">#referrer is not recorded and hit count is not incremented. <text:s/>Recommended for large sites</text:p>
      <text:p text:style-name="P68">#that get a lot of legitimate crawler bot traffic. <text:s/>The pattern here is a suggestion that</text:p>
      <text:p text:style-name="P68">#has been reported to work well.</text:p>
      <text:p text:style-name="P68">#referrer.robotCheck.userAgentPattern=.*(slurp|bot|java).*</text:p>
      <text:p text:style-name="P68"/>
      <text:p text:style-name="P68"># Enable built-in referrer processing?</text:p>
      <text:p text:style-name="P68">referrers.processing.enabled=true</text:p>
      <text:p text:style-name="P68"/>
      <text:p text:style-name="P68"># Change to true if you want to process referrers asynchronously.</text:p>
      <text:p text:style-name="P68"># You can choose how many threads to use and sleep time (in seconds) </text:p>
      <text:p text:style-name="P68">referrers.asyncProcessing.enabled=false</text:p>
      <text:p text:style-name="P68">referrers.queue.numWorkers=3</text:p>
      <text:p text:style-name="P68">referrers.queue.sleepTime=10</text:p>
      <text:p text:style-name="P68"/>
      <text:p text:style-name="P68">#----------------------------------</text:p>
      <text:p text:style-name="P68"># ping settings</text:p>
      <text:p text:style-name="P68"/>
      <text:p text:style-name="P68"># The number of attempts to try to reach a ping target before refusing to </text:p>
      <text:p text:style-name="P68"># requeue it for further retrials. If absent, this defaults to 3.</text:p>
      <text:p text:style-name="P68">pings.maxPingAttempts=3</text:p>
      <text:p text:style-name="P68"/>
      <text:p text:style-name="P68"># The interval between ping queue processing runs in minutes. <text:s/>Must be between </text:p>
      <text:p text:style-name="P68"># 0 and 120. If set to 0, ping queue processing is disabled on this server; </text:p>
      <text:p text:style-name="P68"># this is for clustered environments. Make sure it is nonzero on one host in </text:p>
      <text:p text:style-name="P68"># a cluster. <text:s/>Don't use the value 0 here to disable ping functionality, you </text:p>
      <text:p text:style-name="P68"># will instead get an infinitely growing ping queue. <text:s/>See the documentation on </text:p>
      <text:p text:style-name="P68"># the properties below to disable ping functionality if you need to.</text:p>
      <text:p text:style-name="P68"># If absent, this defaults to 5.</text:p>
      <text:p text:style-name="P68">pings.queueProcessingIntervalMins=5</text:p>
      <text:p text:style-name="P68"/>
      <text:p text:style-name="P68"># The set of initial common ping targets. <text:s/>This is used to initialize the </text:p>
      <text:p text:style-name="P68"># database if there are no common ping targets at startup. <text:s/>Ping targets are </text:p>
      <text:p text:style-name="P68"># specified as a comma-separated list, each target in the form {{name}{url}}. <text:s/></text:p>
      <text:p text:style-name="P68"># To disable initialization of common ping targets, comment this out, or set it</text:p>
      <text:p text:style-name="P68"># to the empty value. <text:s/>Common targets can be edited in the UI; this is just </text:p>
      <text:p text:style-name="P68"># used to set up some typical ones.</text:p>
      <text:p text:style-name="P68">pings.initialCommonTargets=\</text:p>
      <text:p text:style-name="P68">{{Technorati}{http://rpc.technorati.com/rpc/ping}}\</text:p>
      <text:p text:style-name="P68">,{{Weblogs.com}{http://rpc.weblogs.com/RPC2}}\</text:p>
      <text:p text:style-name="P68">,{{blo.gs}{http://ping.blo.gs/}}\</text:p>
      <text:p text:style-name="P68">,{{java.blogs}{http://javablogs.com/xmlrpc}}\</text:p>
      <text:p text:style-name="P68">,{{blogrolling.com}{http://rpc.blogrolling.com/pinger/}}\</text:p>
      <text:p text:style-name="P68">,{{IceRocket}{http://rpc.icerocket.com:10080/}}</text:p>
      <text:p text:style-name="P68"/>
      <text:p text:style-name="P68"># Specify variant options for known buggy ping targets.</text:p>
      <text:p text:style-name="P68">pings.variantOptions=\</text:p>
      <text:p text:style-name="P68">{{http://rpc.icerocket.com:10080/}{noname}}</text:p>
      <text:p text:style-name="P68"/>
      <text:p text:style-name="P68"/>
      <text:p text:style-name="P68"># This controls whether users are allowed to add custom ping targets. <text:s/></text:p>
      <text:p text:style-name="P68"># Set this to false to disallow adding custom targets; if false, the </text:p>
      <text:p text:style-name="P68"># Weblog:Custom Ping Targets menu item will not appear and associated actions </text:p>
      <text:p text:style-name="P68"># will result in access denied messages. <text:s/>Leave this false or commented for </text:p>
      <text:p text:style-name="P68"># normal behavior. </text:p>
      <text:p text:style-name="P68"># CAUTION: Setting this to true will cause the server to remove all users' </text:p>
      <text:p text:style-name="P68"># existing custom targets on startup.</text:p>
      <text:p text:style-name="P68">pings.disallowCustomTargets=false</text:p>
      <text:p text:style-name="P68"/>
      <text:p text:style-name="P68"># This controls whether the Weblog:Pings menu item and its associated actions </text:p>
      <text:p text:style-name="P68"># are enabled. <text:s/>Set this to false to disallow users from configuring autopings </text:p>
      <text:p text:style-name="P68"># and doing manual pings. <text:s/>If absent, this defaults to true.</text:p>
      <text:p text:style-name="P68"># NOTE: There is a separate runtime property (configurable from the </text:p>
      <text:p text:style-name="P68"># Admin:Configuration page, that can be used to suspend ping processing without </text:p>
      <text:p text:style-name="P68"># disabling the UI.</text:p>
      <text:p text:style-name="P68"># CAUTION: Setting this to true will cause the server to remove all users' </text:p>
      <text:p text:style-name="P68"># existing autoping configurations on startup. Leave this false or commented </text:p>
      <text:p text:style-name="P68"># for normal behavior.</text:p>
      <text:p text:style-name="P68">pings.disablePingUsage=false</text:p>
      <text:p text:style-name="P68"/>
      <text:p text:style-name="P68"># Setting both pings.disallowCustomTarget=true and pings.disablePingUsage=true </text:p>
      <text:p text:style-name="P68"># will effectively disable the ping functionality.</text:p>
      <text:p text:style-name="P68"/>
      <text:p text:style-name="P68"># This is used for debugging the ping mechanism in Roller. <text:s/>If this is set </text:p>
      <text:p text:style-name="P68"># to true, pings that would normally be sent will cause log messages to be sent </text:p>
      <text:p text:style-name="P68"># but will NOT actually result in real pings being sent. <text:s/>Leave this false or </text:p>
      <text:p text:style-name="P68"># commented for normal behavior.</text:p>
      <text:p text:style-name="P68">pings.logOnly=false</text:p>
      <text:p text:style-name="P68"/>
      <text:p text:style-name="P68">#----------------------------------</text:p>
      <text:p text:style-name="P68"># Planet Aggregator settings</text:p>
      <text:p text:style-name="P68"/>
      <text:p text:style-name="P68"># Set to true to enable the Planet aggregator. This will cause:</text:p>
      <text:p text:style-name="P68"># - A new menu tab will appear for Roller admin users. This allows admins to </text:p>
      <text:p text:style-name="P68"># <text:s text:c="2"/>add/remove newsfeed subscriptions in the 'external' group.</text:p>
      <text:p text:style-name="P68"># - Users can then subscribe to several newsfeeds:</text:p>
      <text:p text:style-name="P68"># <text:s text:c="5"/>- http://localhost:8080/roller/rss</text:p>
      <text:p text:style-name="P68"># <text:s text:c="5"/>- http://localhost:8080/roller/planetrss</text:p>
      <text:p text:style-name="P68"># <text:s text:c="5"/>- http://localhost:8080/roller/planetrss?group=external</text:p>
      <text:p text:style-name="P68"># - You'll be able to add the $planet model to the list of page models available</text:p>
      <text:p text:style-name="P68"># <text:s text:c="2"/>to blogs (rendering.pageModels) or to only site-wide blogs (rendering.siteModels) </text:p>
      <text:p text:style-name="P68"># <text:s text:c="2"/>(classname org.apache.roller.ui.rendering.model.SiteModel)</text:p>
      <text:p text:style-name="P68"># <text:s text:c="2"/></text:p>
      <text:p text:style-name="P68">planet.aggregator.enabled=false</text:p>
      <text:p text:style-name="P68"/>
      <text:p text:style-name="P68"># Planet cache must exist and must be writable by Roller process</text:p>
      <text:p text:style-name="P68">planet.aggregator.cache.dir=/var/roller/planetcache</text:p>
      <text:p text:style-name="P68"/>
      <text:p text:style-name="P68"># Number of queries allowed per day</text:p>
      <text:p text:style-name="P68">planet.aggregator.technorati.limit=500</text:p>
      <text:p text:style-name="P68"/>
      <text:p text:style-name="P68">#----------------------------------</text:p>
      <text:p text:style-name="P68"># defaults for new weblogs</text:p>
      <text:p text:style-name="P68"/>
      <text:p text:style-name="P68"># list of links to include in root bookmark folder of each new blog</text:p>
      <text:p text:style-name="P68"># format is like so: linktitle2|linkurl2,linktitle2|linkurl2,linktitle3|linkurl3</text:p>
      <text:p text:style-name="P68">newuser.blogroll=\</text:p>
      <text:p text:style-name="P68">Dave Johnson|http://rollerweblogger.org/page/roller,\</text:p>
      <text:p text:style-name="P68">Matt Raible|http://raibledesigns.com/page/rd,\</text:p>
      <text:p text:style-name="P68">Lance Lavandowska|http://brainopolis.dnsalias.com/roller/page/lance,\</text:p>
      <text:p text:style-name="P68">Henri Yandell|http://blog.generationjava.com/roller/page/bayard,\</text:p>
      <text:p text:style-name="P68">Elias Torres|http://torrez.us/,\</text:p>
      <text:p text:style-name="P68">Jeff Blattman|http://blogs.sun.com/jtb,\</text:p>
      <text:p text:style-name="P68">blogs.sun.com|http://blogs.sun.com,\</text:p>
      <text:p text:style-name="P68">jroller.com|http://jroller.com,\</text:p>
      <text:p text:style-name="P68"/>
      <text:p text:style-name="P68"># comma-separated list of top-level categories to be created in each new weblog</text:p>
      <text:p text:style-name="P68">newuser.categories=General,Status,Java,Music,Politics</text:p>
      <text:p text:style-name="P68"/>
      <text:p text:style-name="P68"># Default weblog editor</text:p>
      <text:p text:style-name="P68"># The list of available editors is in rollerRuntimeConfigDefs.xml</text:p>
      <text:p text:style-name="P68">newweblog.editor=editor-text.jsp</text:p>
      <text:p text:style-name="P68"/>
      <text:p text:style-name="P68"/>
      <text:p text:style-name="P68">#----------------------------------</text:p>
      <text:p text:style-name="P68"># Single-Sign-On</text:p>
      <text:p text:style-name="P68"/>
      <text:p text:style-name="P68"># Enables Roller to behave differently when registering new users</text:p>
      <text:p text:style-name="P68"># in an SSO-enabled environment. You must configure security.xml appropriately.</text:p>
      <text:p text:style-name="P68">users.sso.enabled=false</text:p>
      <text:p text:style-name="P68"/>
      <text:p text:style-name="P68"># Set these properties for a custom LDAP schema (optional)</text:p>
      <text:p text:style-name="P68">#users.sso.registry.ldap.attributes.name=cn</text:p>
      <text:p text:style-name="P68">#users.sso.registry.ldap.attributes.email=mail</text:p>
      <text:p text:style-name="P68">#users.sso.registry.ldap.attributes.locale=locale</text:p>
      <text:p text:style-name="P68">#users.sso.registry.ldap.attributes.timezone=timezone</text:p>
      <text:p text:style-name="P68"/>
      <text:p text:style-name="P68"># If you don't want user credentials from LDAP/etc to be stored in Roller</text:p>
      <text:p text:style-name="P68"># (possibly in clear-text) leave this alone, otherwise set to true.</text:p>
      <text:p text:style-name="P68"># i.e. you would like a backup auth mechanism in case LDAP is down.</text:p>
      <text:p text:style-name="P68">users.sso.passwords.save=false</text:p>
      <text:p text:style-name="P68"/>
      <text:p text:style-name="P68"># if you don't want passwords stored in DB, set this to the default value.</text:p>
      <text:p text:style-name="P68">users.sso.passwords.defaultValue=&lt;unknown&gt;</text:p>
      <text:p text:style-name="P68"/>
      <text:p text:style-name="P68">users.sso.autoProvision.enabled=false</text:p>
      <text:p text:style-name="P68">users.sso.autoProvision.className=org.apache.roller.ui.core.security.BasicUserAutoProvision</text:p>
      <text:p text:style-name="P68"/>
      <text:p text:style-name="P68">#----------------------------------</text:p>
      <text:p text:style-name="P68"># misc settings</text:p>
      <text:p text:style-name="P68"/>
      <text:p text:style-name="P68"># Characters to be allowed in user names (change at your own risk)</text:p>
      <text:p text:style-name="P68">username.allowedChars=A-Za-z0-9</text:p>
      <text:p text:style-name="P68"/>
      <text:p text:style-name="P68">rememberme.enabled=true</text:p>
      <text:p text:style-name="P68">debug.memory.enabled=false</text:p>
      <text:p text:style-name="P68">compression.gzipResponse.enabled=true</text:p>
      <text:p text:style-name="P68"/>
      <text:p text:style-name="P68"># specifies the max number of tags allowed in URL ( /feed?tags=foo+bar+baz )</text:p>
      <text:p text:style-name="P68">tags.queries.maxIntersectionSize=3</text:p>
      <text:p text:style-name="P68"/>
      <text:p text:style-name="P68"># editor theme to be used (corresponds to directory name under /theme)</text:p>
      <text:p text:style-name="P68">editor.theme=tan</text:p>
      <text:p text:style-name="P68"/>
      <text:p text:style-name="P68"># Hibernate config resource (a classpath-based path)</text:p>
      <text:p text:style-name="P68"># NO NEED TO OVERRIDE this unless you are customizing Roller</text:p>
      <text:p text:style-name="P68">hibernate.configResource=/hibernate.cfg.xml</text:p>
      <text:p text:style-name="P68"/>
      <text:p text:style-name="P68"># JDBC configuration parameters ONLY NEEDED FOR RUNNING STANDALONE TASKS</text:p>
      <text:p text:style-name="P68"># Don't override these in the roller-custom.properties file you use with the </text:p>
      <text:p text:style-name="P68"># Roller webapp, but for the standalone tasks that you run outside of Roller </text:p>
      <text:p text:style-name="P68"># (e.g. refresh entries) you'll need to override these properties. Do it in a </text:p>
      <text:p text:style-name="P68"># separate roller-custom.properties file.</text:p>
      <text:p text:style-name="P68">jdbc.driverClass=</text:p>
      <text:p text:style-name="P68">jdbc.connectionURL=</text:p>
      <text:p text:style-name="P68">jdbc.username=</text:p>
      <text:p text:style-name="P68">jdbc.password=</text:p>
      <text:p text:style-name="P68"/>
      <text:p text:style-name="P68">#---------------------------------</text:p>
      <text:p text:style-name="P68"># settings for various plugins</text:p>
      <text:p text:style-name="P68"/>
      <text:p text:style-name="P68"># Optional site-wide customization settings for the TopicTag plugin.</text:p>
      <text:p text:style-name="P68"># n.b. these default settings match the coded default values that would be </text:p>
      <text:p text:style-name="P68"># applied if these were omitted.</text:p>
      <text:p text:style-name="P68">plugins.topictag.defaultTopicBookmarkName=Default Topic Site</text:p>
      <text:p text:style-name="P68">plugins.topictag.defaultTopicSite=http://www.technorati.com/tag</text:p>
      <text:p text:style-name="P68">plugins.topictag.tagRegexWithBookmark=topic:\\{(.*?)\\}\\[(.*?)\\]</text:p>
      <text:p text:style-name="P68">plugins.topictag.tagRegexWithoutBookmark=topic:\\[(.*?)\\]</text:p>
      <text:p text:style-name="P68">plugins.topictag.linkFormatString=&lt;a rel=\"tag\" href=\"{0}{1}\"&gt;{2}&lt;/a&gt;</text:p>
      <text:p text:style-name="P68"/>
      <text:p text:style-name="P68"># Set to true to allow only default topic tag site (and avoid costly bookmark queries)</text:p>
      <text:p text:style-name="P68">plugins.topictag.ignoreBookmarks=true</text:p>
      <text:p text:style-name="P68"/>
      <text:p text:style-name="P68">#---------------------------------</text:p>
      <text:p text:style-name="P68"># Experimental settings</text:p>
      <text:p text:style-name="P68"/>
      <text:p text:style-name="P68"># Atom Publishing Protocol (APP) - this is an incomplete and untested </text:p>
      <text:p text:style-name="P68"># implementation of an unfinished IETF specification. </text:p>
      <text:p text:style-name="P68"># Intended only for interoperability testing. DO NOT ENABLE IN PRODUCTION!</text:p>
      <text:p text:style-name="P68">webservices.atomprotocol.enabled=false</text:p>
      <text:p text:style-name="P68"/>
      <text:p text:style-name="P68"># Atom-like Admin Publishing Protocol (AAPP) - this is an experimental admin</text:p>
      <text:p text:style-name="P68"># protocol based on ideas from the Atom protocol. </text:p>
      <text:p text:style-name="P68"># Intended only for interoperability testing. DO NOT ENABLE IN PRODUCTION!</text:p>
      <text:p text:style-name="P68">webservices.adminprotocol.enabled=false</text:p>
      <text:p text:style-name="P68"/>
      <text:p text:style-name="P68">#----------------------------------</text:p>
      <text:p text:style-name="P68"># legacy settings (things that should be deprecated)</text:p>
      <text:p text:style-name="P68"/>
      <text:p text:style-name="P68"># settings for old #showNewseeds macro (not related to Planet stuff)</text:p>
      <text:p text:style-name="P68">aggregator.enabled=false</text:p>
      <text:p text:style-name="P68">aggregator.cache.enabled=</text:p>
      <text:p text:style-name="P68">aggregator.cache.timeout=14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7-02-27T10:13:14</dc:date>
    <dc:language>en-US</dc:language>
    <meta:editing-cycles>99</meta:editing-cycles>
    <meta:editing-duration>P1DT5H25M46S</meta:editing-duration>
    <meta:user-defined meta:name="Info 1"/>
    <meta:user-defined meta:name="Info 2"/>
    <meta:user-defined meta:name="Info 3"/>
    <meta:user-defined meta:name="Info 4"/>
    <meta:document-statistic meta:table-count="0" meta:image-count="0" meta:object-count="0" meta:page-count="29" meta:paragraph-count="858" meta:word-count="7413" meta:character-count="53761"/>
  </office:meta>
</office:document-meta>
</file>